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ComponentDescriptorWriter.write( File descriptor , String component , String bootstrap , String type , String name , String description , String componentClassLoaderDelegation , String bootstrapClassLoaderDelegation , List uris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">
            <text:p text:style-name="Table_20_Contents">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JbiComponentDescriptorWriter.JbiComponentDescriptorWriter( String 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ComponentDescriptorWriter.close( Writer close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